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in" table:align="center" fo:background-color="transparent">
        <style:background-image/>
      </style:table-properties>
    </style:style>
    <style:style style:name="Table1.A" style:family="table-column">
      <style:table-column-properties style:column-width="2.7701in"/>
    </style:style>
    <style:style style:name="Table1.B" style:family="table-column">
      <style:table-column-properties style:column-width="5.129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799in" fo:border="none"/>
    </style:style>
    <style:style style:name="P1" style:family="paragraph" style:parent-style-name="CV-subject">
      <style:text-properties officeooo:paragraph-rsid="00273108"/>
    </style:style>
    <style:style style:name="P2" style:family="paragraph" style:parent-style-name="CV-text">
      <style:text-properties officeooo:paragraph-rsid="0021525b"/>
    </style:style>
    <style:style style:name="P3" style:family="paragraph" style:parent-style-name="CV-text">
      <style:text-properties officeooo:paragraph-rsid="0028b3d0"/>
    </style:style>
    <style:style style:name="P4" style:family="paragraph" style:parent-style-name="CV-text-Bullets2" style:list-style-name="">
      <style:text-properties officeooo:paragraph-rsid="003185bd"/>
    </style:style>
    <style:style style:name="P5" style:family="paragraph" style:parent-style-name="CV-text-Bullets2">
      <style:text-properties officeooo:paragraph-rsid="00293837"/>
    </style:style>
    <style:style style:name="P6" style:family="paragraph" style:parent-style-name="CV-text-Bullets2">
      <style:text-properties style:font-name="Liberation Sans" officeooo:paragraph-rsid="00293837"/>
    </style:style>
    <style:style style:name="P7" style:family="paragraph" style:parent-style-name="CV-text-Bullets2" style:list-style-name="">
      <style:paragraph-properties fo:margin-left="0in" fo:margin-right="0in" fo:text-indent="0in" style:auto-text-indent="false"/>
      <style:text-properties officeooo:rsid="003b55da" officeooo:paragraph-rsid="003b55da"/>
    </style:style>
    <style:style style:name="P8" style:family="paragraph" style:parent-style-name="Standard">
      <style:text-properties officeooo:rsid="0008abb4" officeooo:paragraph-rsid="001ed782"/>
    </style:style>
    <style:style style:name="P9" style:family="paragraph" style:parent-style-name="Standard">
      <style:text-properties officeooo:paragraph-rsid="001ed782"/>
    </style:style>
    <style:style style:name="P10" style:family="paragraph" style:parent-style-name="Standard">
      <style:text-properties style:font-name="Liberation Sans" fo:font-size="11pt" officeooo:rsid="0008abb4" officeooo:paragraph-rsid="001ed782" style:font-size-asian="11pt" style:font-size-complex="11pt"/>
    </style:style>
    <style:style style:name="P11" style:family="paragraph">
      <loext:graphic-properties draw:fill="solid" draw:fill-color="#d0cecf"/>
    </style:style>
    <style:style style:name="T1" style:family="text">
      <style:text-properties fo:color="#000000" style:font-name="Liberation Serif" fo:font-size="12pt" fo:letter-spacing="0.0028in" style:text-underline-style="none" fo:font-weight="normal" officeooo:rsid="00096a31" style:font-name-asian="Century Gothic1" style:font-size-asian="12pt" style:font-weight-asian="normal" style:font-name-complex="Century Gothic1" style:font-size-complex="12pt" style:font-weight-complex="normal"/>
    </style:style>
    <style:style style:name="T2" style:family="text">
      <style:text-properties fo:color="#000000" style:font-name="Liberation Serif" fo:font-size="12pt" fo:letter-spacing="0.0028in" style:text-underline-style="none" fo:font-weight="normal" officeooo:rsid="003185bd" style:font-name-asian="Century Gothic1" style:font-size-asian="12pt" style:font-weight-asian="normal" style:font-name-complex="Century Gothic1" style:font-size-complex="12pt" style:font-weight-complex="normal"/>
    </style:style>
    <style:style style:name="T3" style:family="text">
      <style:text-properties fo:color="#000000" style:font-name="Liberation Serif" fo:font-size="12pt" fo:font-weight="normal" fo:background-color="transparent" loext:char-shading-value="0" style:font-name-asian="Century Gothic1" style:font-size-asian="12pt" style:font-weight-asian="normal" style:font-name-complex="Century Gothic1" style:font-size-complex="12pt" style:font-weight-complex="normal"/>
    </style:style>
    <style:style style:name="T4" style:family="text">
      <style:text-properties fo:color="#000000" style:font-name="Liberation Sans" fo:font-size="16pt" fo:font-weight="bold" fo:background-color="transparent" loext:char-shading-value="0" style:font-name-asian="Century Gothic1" style:font-size-asian="16pt" style:font-weight-asian="bold" style:font-name-complex="Century Gothic1" style:font-size-complex="16pt" style:font-weight-complex="bold"/>
    </style:style>
    <style:style style:name="T5" style:family="text">
      <style:text-properties fo:color="#000000" style:font-name="Liberation Sans" fo:font-size="12pt" fo:letter-spacing="0.0028in" style:text-underline-style="none" fo:font-weight="bold" officeooo:rsid="000c68e7" style:font-name-asian="Century Gothic1" style:font-size-asian="12pt" style:font-weight-asian="bold" style:font-name-complex="Century Gothic1" style:font-size-complex="12pt" style:font-weight-complex="bold"/>
    </style:style>
    <style:style style:name="T6" style:family="text">
      <style:text-properties fo:color="#000000" style:font-name="Liberation Sans" fo:font-size="12pt" fo:letter-spacing="0.0028in" style:text-underline-style="none" fo:font-weight="bold" officeooo:rsid="000c68e7" style:font-name-asian="Century Gothic1" style:font-size-asian="12pt" style:font-weight-asian="bold" style:font-name-complex="Century Gothic1" style:font-size-complex="12pt" style:font-weight-complex="bold"/>
    </style:style>
    <style:style style:name="T7" style:family="text">
      <style:text-properties fo:color="#000000" style:font-name="Liberation Sans" fo:letter-spacing="0.0028in" style:text-underline-style="none" fo:font-weight="normal" officeooo:rsid="000c68e7" style:font-name-asian="Century Gothic1" style:font-weight-asian="normal" style:font-name-complex="Century Gothic1" style:font-weight-complex="normal"/>
    </style:style>
    <style:style style:name="T8" style:family="text">
      <style:text-properties fo:color="#000000" style:font-name="Liberation Sans" fo:font-size="11pt" fo:letter-spacing="0.0028in" style:text-underline-style="none" fo:font-weight="bold" style:font-name-asian="Century Gothic1" style:font-size-asian="11pt" style:font-weight-asian="bold" style:font-name-complex="Century Gothic1" style:font-size-complex="11pt" style:font-weight-complex="bold"/>
    </style:style>
    <style:style style:name="T9" style:family="text">
      <style:text-properties fo:color="#000000" style:font-name="Liberation Sans" fo:font-size="11pt" fo:letter-spacing="0.0028in" style:text-underline-style="none" fo:font-weight="normal" style:font-name-asian="Century Gothic1" style:font-size-asian="11pt" style:font-weight-asian="normal" style:font-name-complex="Century Gothic1" style:font-size-complex="11pt" style:font-weight-complex="normal"/>
    </style:style>
    <style:style style:name="T10" style:family="text">
      <style:text-properties fo:color="#000000" style:font-name="Liberation Sans" fo:font-size="11pt" fo:letter-spacing="0.0028in" style:text-underline-style="none" fo:font-weight="normal" officeooo:rsid="000dc07e" style:font-name-asian="Century Gothic1" style:font-size-asian="11pt" style:font-weight-asian="normal" style:font-name-complex="Century Gothic1" style:font-size-complex="11pt" style:font-weight-complex="normal"/>
    </style:style>
    <style:style style:name="T11" style:family="text">
      <style:text-properties fo:color="#000000" style:font-name="Liberation Sans" fo:font-size="11pt" fo:letter-spacing="0.0028in" style:text-underline-style="none" fo:font-weight="normal" officeooo:rsid="000c68e7" style:font-name-asian="Century Gothic1" style:font-size-asian="11pt" style:font-weight-asian="normal" style:font-name-complex="Century Gothic1" style:font-size-complex="11pt" style:font-weight-complex="normal"/>
    </style:style>
    <style:style style:name="T12" style:family="text">
      <style:text-properties fo:color="#000000" style:font-name="Liberation Sans" fo:font-size="11pt" fo:letter-spacing="0.0028in" style:text-underline-style="none" fo:font-weight="normal" officeooo:rsid="00120243" style:font-name-asian="Century Gothic1" style:font-size-asian="11pt" style:font-weight-asian="normal" style:font-name-complex="Century Gothic1" style:font-size-complex="11pt" style:font-weight-complex="normal"/>
    </style:style>
    <style:style style:name="T13" style:family="text">
      <style:text-properties fo:color="#000000" style:font-name="Liberation Sans" fo:font-size="11pt" fo:letter-spacing="0.0028in" style:text-underline-style="none" fo:font-weight="normal" officeooo:rsid="00096a31" style:font-name-asian="Century Gothic1" style:font-size-asian="11pt" style:font-weight-asian="normal" style:font-name-complex="Century Gothic1" style:font-size-complex="11pt" style:font-weight-complex="normal"/>
    </style:style>
    <style:style style:name="T14" style:family="text">
      <style:text-properties fo:color="#000000" style:font-name="Liberation Sans" fo:font-size="11pt" style:text-underline-style="none" fo:font-weight="normal" officeooo:rsid="000f8f8c" fo:background-color="transparent" loext:char-shading-value="0" style:font-name-asian="Century Gothic1" style:font-size-asian="11pt" style:font-weight-asian="normal" style:font-name-complex="Century Gothic1" style:font-size-complex="11pt" style:font-weight-complex="normal"/>
    </style:style>
    <style:style style:name="T15" style:family="text">
      <style:text-properties fo:color="#000000" style:font-name="Liberation Sans" fo:font-size="11pt" style:text-underline-style="none" fo:font-weight="normal" officeooo:rsid="00105ec7" fo:background-color="transparent" loext:char-shading-value="0" style:font-name-asian="Century Gothic1" style:font-size-asian="11pt" style:font-weight-asian="normal" style:font-name-complex="Century Gothic1" style:font-size-complex="11pt" style:font-weight-complex="normal"/>
    </style:style>
    <style:style style:name="T16" style:family="text">
      <style:text-properties officeooo:rsid="000aa5da"/>
    </style:style>
    <style:style style:name="T17" style:family="text">
      <style:text-properties officeooo:rsid="00120243"/>
    </style:style>
    <style:style style:name="T18" style:family="text">
      <style:text-properties officeooo:rsid="000c68e7"/>
    </style:style>
    <style:style style:name="T19" style:family="text">
      <style:text-properties officeooo:rsid="00096a31"/>
    </style:style>
    <style:style style:name="T20" style:family="text">
      <style:text-properties officeooo:rsid="001ed78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96a31" style:font-weight-asian="bold" style:font-weight-complex="bold"/>
    </style:style>
    <style:style style:name="T23" style:family="text">
      <style:text-properties fo:font-weight="bold" officeooo:rsid="000aa5da" style:font-weight-asian="bold" style:font-weight-complex="bold"/>
    </style:style>
    <style:style style:name="T24" style:family="text">
      <style:text-properties style:font-name="Liberation Sans" officeooo:rsid="000c68e7"/>
    </style:style>
    <style:style style:name="T25" style:family="text">
      <style:text-properties style:font-name="Liberation Sans" officeooo:rsid="00096a31"/>
    </style:style>
    <style:style style:name="T26" style:family="text">
      <style:text-properties style:text-underline-style="none" officeooo:rsid="0028b3d0"/>
    </style:style>
    <style:style style:name="T27" style:family="text">
      <style:text-properties officeooo:rsid="0028b3d0"/>
    </style:style>
    <style:style style:name="T28" style:family="text">
      <style:text-properties officeooo:rsid="002df324"/>
    </style:style>
    <style:style style:name="T29" style:family="text">
      <style:text-properties officeooo:rsid="003091be"/>
    </style:style>
    <style:style style:name="T30" style:family="text">
      <style:text-properties officeooo:rsid="0033a61a"/>
    </style:style>
    <style:style style:name="T31" style:family="text">
      <style:text-properties style:font-name="Liberation Sans2" fo:font-size="12pt" officeooo:rsid="0033a61a" style:font-size-asian="12pt" style:font-name-complex="Lohit Devanagari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578*" fo:start-indent="0in" fo:end-indent="0.1in"/>
          <style:column style:rel-width="3579*" fo:start-indent="0.1in" fo:end-indent="0in"/>
        </style:columns>
      </style:section-properties>
    </style:style>
    <style:style style:name="gr1" style:family="graphic">
      <style:graphic-properties draw:stroke="none" draw:fill="solid" draw:fill-color="#d0cecf" draw:textarea-horizontal-align="justify" draw:textarea-vertical-align="middle" draw:auto-grow-height="false" fo:min-height="11.6902in" fo:min-width="2.9764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V-name1"><draw:custom-shape text:anchor-type="paragraph" draw:z-index="0" draw:name="Shape1" draw:style-name="gr1" draw:text-style-name="P11" svg:width="2.9768in" svg:height="11.6906in" svg:x="-0.2634in" svg:y="-0.8681in"><text:p/><draw:enhanced-geometry svg:viewBox="0 0 21600 21600" draw:type="rectangle" draw:enhanced-path="M 0 0 L 21600 0 21600 21600 0 21600 0 0 Z N"/></draw:custom-shape>Dotan </text:p>
            <text:p text:style-name="CV-name2">Gerbi</text:p>
            <text:p text:style-name="CV-text">Full-Stack &amp; Frontend web developer</text:p>
            <text:p text:style-name="P8"/>
            <text:p text:style-name="CV-subject"><text:span text:style-name="T20">C</text:span>ontact</text:p>
            <text:p text:style-name="P2"><text:span text:style-name="T21">address:</text:span> </text:p>
            <text:p text:style-name="P2">Petah Tikva, Israel</text:p>
            <text:p text:style-name="P2"/>
            <text:p text:style-name="P2"><text:span text:style-name="T21">Phone: </text:span></text:p>
            <text:p text:style-name="P2">052-851-1483</text:p>
            <text:p text:style-name="P2"/>
            <text:p text:style-name="P2"><text:span text:style-name="T21">Email:</text:span> </text:p>
            <text:p text:style-name="P2"><text:a xlink:type="simple" xlink:href="mailto:dotangerbi1@gmail.com" text:style-name="Internet_20_link" text:visited-style-name="Visited_20_Internet_20_Link">dotangerbi1@gmail.com</text:a></text:p>
            <text:p text:style-name="P2"/>
            <text:p text:style-name="P2"><text:span text:style-name="T21">Website:</text:span> </text:p>
            <text:p text:style-name="P3"><text:span text:style-name="T26">dotangerbi</text:span><text:span text:style-name="T27">.github.io/portfolio</text:span></text:p>
            <text:p text:style-name="P2"/>
            <text:p text:style-name="P2"><text:span text:style-name="T21">Linkedin:</text:span> </text:p>
            <text:p text:style-name="P3">linkedin.com/in/dotangerbi</text:p>
            <text:p text:style-name="P2"/>
            <text:p text:style-name="P2"><text:span text:style-name="T21">Github:</text:span> </text:p>
            <text:p text:style-name="P2">github.com/dotangerbi</text:p>
            <text:p text:style-name="P8"/>
            <text:p text:style-name="CV-subject">Languages</text:p>
            <text:p text:style-name="CV-text">Hebrew – native.</text:p>
            <text:p text:style-name="CV-text">Englis – read &amp; write excellent, speak particularly well.</text:p>
            <text:p text:style-name="CV-text"/>
            <text:p text:style-name="CV-subject">Hobbies</text:p>
            <text:list xml:id="list3598018041" text:style-name="List_20_1">
              <text:list-item>
                <text:p text:style-name="CV-text-Bullets2">Riding books</text:p>
              </text:list-item>
              <text:list-item>
                <text:p text:style-name="CV-text-Bullets2">Play basketball</text:p>
              </text:list-item>
              <text:list-item>
                <text:p text:style-name="CV-text-Bullets2">Hangout with friends</text:p>
              </text:list-item>
              <text:list-item>
                <text:p text:style-name="CV-text-Bullets2">Self <text:span text:style-name="T31">teaching</text:span></text:p>
              </text:list-item>
            </text:list>
          </table:table-cell>
          <table:table-cell table:style-name="Table1.A1" office:value-type="string">
            <text:p text:style-name="CV-subject">Summery</text:p>
            <text:p text:style-name="CV-text">Full Stack web developer from coding academy bootcamp. <text:span text:style-name="T29">Experienced with all stages of the development cycle for dynamic web projects, MVC, and unit testing. </text:span></text:p>
            <text:p text:style-name="P8"/>
            <text:p text:style-name="CV-subject">Work history</text:p>
            <text:list xml:id="list202401768546335" text:continue-numbering="true" text:style-name="List_20_1">
              <text:list-item>
                <text:p text:style-name="P5"><text:span text:style-name="T19">2021 – </text:span><text:span text:style-name="T22">MemeGenerator</text:span></text:p>
                <text:p text:style-name="P6"><text:span text:style-name="T16">Create a meme in seconds and download to your computer. </text:span></text:p>
                <text:p text:style-name="P6"><text:span text:style-name="T16">Using – </text:span><text:span text:style-name="T28">Vanilla </text:span><text:span text:style-name="T19">JavaScrip</text:span><text:span text:style-name="T28">t</text:span><text:span text:style-name="T19">, </text:span><text:span text:style-name="T28">ES6,</text:span><text:span text:style-name="T19"> with latest Html technology – html canvas.</text:span></text:p>
                <text:p text:style-name="P5"><text:span text:style-name="T25">Can see it </text:span><text:span text:style-name="T19">here: </text:span><text:a xlink:type="simple" xlink:href="https://dotangerbi.github.io/mineSweeper/" text:style-name="Internet_20_link" text:visited-style-name="Visited_20_Internet_20_Link"><text:span text:style-name="T19">https://dotangerbi.github.io/mineSweeper/</text:span></text:a><text:span text:style-name="T19"> </text:span></text:p>
                <text:p text:style-name="P5"><text:span text:style-name="T19">Repo: </text:span><text:a xlink:type="simple" xlink:href="https://github.com/dotangerbi/mineSweeper" text:style-name="Internet_20_link" text:visited-style-name="Visited_20_Internet_20_Link"><text:span text:style-name="T19">https://github.com/dotangerbi/mineSweeper</text:span></text:a><text:span text:style-name="T19"> </text:span></text:p>
              </text:list-item>
              <text:list-item>
                <text:p text:style-name="P5"><text:span text:style-name="T16">2021 – </text:span><text:span text:style-name="T23">Portfolio website</text:span><text:span text:style-name="T16"> </text:span></text:p>
                <text:p text:style-name="P5"><text:span text:style-name="T16">My website, if you want to know more about me and see a</text:span><text:span text:style-name="T17">l</text:span><text:span text:style-name="T16">l my projects. </text:span><text:span text:style-name="T18">Using – jQuery, owl-carousel, typing, fontawesome. </text:span></text:p>
                <text:p text:style-name="P5"><text:span text:style-name="T19">Can see it here: </text:span><text:a xlink:type="simple" xlink:href="https://dotangerbi.github.io/mineSweeper/" text:style-name="Internet_20_link" text:visited-style-name="Visited_20_Internet_20_Link"><text:span text:style-name="T19">https://dotangerbi.github.io/mineSweeper/</text:span></text:a></text:p>
                <text:p text:style-name="P5"><text:span text:style-name="T19">Repo: </text:span><text:a xlink:type="simple" xlink:href="https://github.com/dotangerbi/mineSweeper" text:style-name="Internet_20_link" text:visited-style-name="Visited_20_Internet_20_Link"><text:span text:style-name="T19">https://github.com/dotangerbi/mineSweeper</text:span></text:a><text:span text:style-name="T19"> </text:span></text:p>
              </text:list-item>
              <text:list-item>
                <text:p text:style-name="P5"><text:span text:style-name="T24">2021 - </text:span><text:span text:style-name="div_5f_document_5f_right-box_5f_datetable_5f_singlecolumn"><text:span text:style-name="T5">Full-stack website pixel-perfect imitating </text:span></text:span><text:span text:style-name="div_5f_document_5f_right-box_5f_datetable_5f_singlecolumn"><text:span text:style-name="T5">Fiverr</text:span></text:span></text:p>
                <text:p text:style-name="P5"><text:span text:style-name="div_5f_document_5f_right-box_5f_datetable_5f_singlecolumn"><text:span text:style-name="T10">U</text:span></text:span><text:span text:style-name="div_5f_document_5f_right-box_5f_datetable_5f_singlecolumn"><text:span text:style-name="T11">s</text:span></text:span><text:span text:style-name="div_5f_document_5f_right-box_5f_datetable_5f_singlecolumn"><text:span text:style-name="T10">ed</text:span></text:span><text:span text:style-name="div_5f_document_5f_right-box_5f_datetable_5f_singlecolumn"><text:span text:style-name="T11"> with Vue.js + Vuex, Node.js, MongoDB and libraries such as font-awesome, ElementUI Axios. </text:span></text:span></text:p>
                <text:p text:style-name="P5"><text:span text:style-name="div_5f_document_5f_right-box_5f_datetable_5f_singlecolumn"><text:span text:style-name="T11">The Challenge: Working together with my team, careful </text:span></text:span><text:span text:style-name="div_5f_document_5f_right-box_5f_datetable_5f_singlecolumn"><text:span text:style-name="T12">n</text:span></text:span><text:span text:style-name="div_5f_document_5f_right-box_5f_datetable_5f_singlecolumn"><text:span text:style-name="T11">ot overriding each other's workspace and break code. It was fun, hard work and done good job. </text:span></text:span></text:p>
                <text:p text:style-name="P5"><text:span text:style-name="div_5f_document_5f_right-box_5f_datetable_5f_singlecolumn"><text:span text:style-name="T13">Can see it here: </text:span></text:span><text:a xlink:type="simple" xlink:href="https://dotangerbi.github.io/mineSweeper/" text:style-name="Internet_20_link" text:visited-style-name="Visited_20_Internet_20_Link"><text:span text:style-name="div_5f_document_5f_right-box_5f_datetable_5f_singlecolumn">https://dotangerbi.github.io/mineSweeper/</text:span></text:a></text:p>
                <text:p text:style-name="P5"><text:span text:style-name="div_5f_document_5f_right-box_5f_datetable_5f_singlecolumn"><text:span text:style-name="T13">Repo: </text:span></text:span><text:a xlink:type="simple" xlink:href="https://github.com/dotangerbi/mineSweeper" text:style-name="Internet_20_link" text:visited-style-name="Visited_20_Internet_20_Link"><text:span text:style-name="div_5f_document_5f_right-box_5f_datetable_5f_singlecolumn">https://github.com/dotangerbi/mineSweeper</text:span></text:a></text:p>
              </text:list-item>
            </text:list>
            <text:p text:style-name="P9"><text:span text:style-name="div_5f_document_5f_right-box_5f_datetable_5f_singlecolumn"><text:span text:style-name="T1"/></text:span></text:p>
            <text:p text:style-name="P1">Skills</text:p>
            <text:section text:style-name="Sect1" text:name="Section1">
              <text:list xml:id="list202402599356775" text:continue-numbering="true" text:style-name="List_20_1">
                <text:list-item>
                  <text:p text:style-name="CV-text-Bullets2">Full-Stack developer</text:p>
                </text:list-item>
                <text:list-item>
                  <text:p text:style-name="CV-text-Bullets2">Angular, rxjs routing etc...</text:p>
                </text:list-item>
                <text:list-item>
                  <text:p text:style-name="CV-text-Bullets2">Vue.js/vuex</text:p>
                </text:list-item>
                <text:list-item>
                  <text:p text:style-name="CV-text-Bullets2">React/Redux</text:p>
                </text:list-item>
                <text:list-item>
                  <text:p text:style-name="CV-text-Bullets2">Node.js</text:p>
                </text:list-item>
                <text:list-item>
                  <text:p text:style-name="CV-text-Bullets2">SCSS + CSS + HTML</text:p>
                </text:list-item>
                <text:list-item>
                  <text:p text:style-name="CV-text-Bullets2">Vanilla JS</text:p>
                </text:list-item>
                <text:list-item>
                  <text:p text:style-name="CV-text-Bullets2">TypeScript</text:p>
                </text:list-item>
                <text:list-item>
                  <text:p text:style-name="CV-text-Bullets2">Jquery</text:p>
                </text:list-item>
                <text:list-item>
                  <text:p text:style-name="CV-text-Bullets2">Github</text:p>
                </text:list-item>
                <text:list-item>
                  <text:p text:style-name="CV-text-Bullets2">Team member</text:p>
                </text:list-item>
                <text:list-item>
                  <text:p text:style-name="CV-text-Bullets2"><text:span text:style-name="div_5f_document_5f_right-box_5f_datetable_5f_singlecolumn">Fast learner</text:span></text:p>
                </text:list-item>
              </text:list>
            </text:section>
            <text:p text:style-name="P4"><text:span text:style-name="div_5f_document_5f_right-box_5f_datetable_5f_singlecolumn"><text:span text:style-name="T2"/></text:span></text:p>
            <text:p text:style-name="CV-subject">Education</text:p>
            <text:p text:style-name="P10">2021 – Bootcamp: <text:span text:style-name="T21">coding academy, 650 Hours.</text:span></text:p>
            <text:p text:style-name="P8"><text:span text:style-name="div_5f_document_5f_left-box_5f_div_5f_sectiontitle"><text:span text:style-name="T3"/></text:span></text:p>
            <text:p text:style-name="CV-subject"><text:span text:style-name="div_5f_document_5f_left-box_5f_div_5f_sectiontitle"><text:span text:style-name="T4">Certifications</text:span></text:span></text:p>
            <text:p text:style-name="CV-text"><text:span text:style-name="div_5f_document_5f_right-box_5f_datetable_5f_singlecolumn"><text:span text:style-name="T8">Coding Academy – </text:span></text:span><text:span text:style-name="div_5f_document_5f_right-box_5f_datetable_5f_singlecolumn"><text:span text:style-name="T9">Full Stack Wed Developer. </text:span></text:span><text:span text:style-name="div_5f_document_5f_right-box"><text:span text:style-name="T14">Angular, React, Vue.js, Vanilla JavaScript, <text:s/>HTML5, CSS3, SCSS, Typescript, Node.js, MongoDB, GitHub, Bootstrap, jQuery, M</text:span></text:span><text:span text:style-name="div_5f_document_5f_right-box"><text:span text:style-name="T15">y</text:span></text:span><text:span text:style-name="div_5f_document_5f_right-box"><text:span text:style-name="T14">-SQL Server.</text:span>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iv_5f_document_5f_right-box_5f_section_5f_certification_5f_singlecolumn_5f_jobline" style:display-name="div_document_right-box_section_certification_singlecolumn_jobline" style:family="paragraph" style:parent-style-name="Standard" style:default-outline-level="">
      <style:paragraph-properties fo:padding-left="0in" fo:padding-right="0.2083in" fo:padding-top="0in" fo:padding-bottom="0in" fo:border="none"/>
    </style:style>
    <style:style style:name="div_5f_document_5f_li" style:display-name="div_document_li" style:family="paragraph" style:parent-style-name="Standard" style:default-outline-level="">
      <style:paragraph-properties fo:padding-left="0.0693in" fo:padding-right="0in" fo:padding-top="0in" fo:padding-bottom="0in" fo:border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V-name1" style:family="paragraph" style:parent-style-name="Heading_20_1" style:default-outline-level="" style:list-style-name="" style:master-page-name="">
      <style:paragraph-properties fo:margin-top="0in" fo:margin-bottom="0.0799in" loext:contextual-spacing="false" style:page-number="auto"/>
      <style:text-properties fo:color="#000000" fo:font-size="130%"/>
    </style:style>
    <style:style style:name="CV-name2" style:family="paragraph" style:parent-style-name="Heading_20_1" style:default-outline-level="" style:list-style-name="" style:master-page-name="">
      <style:paragraph-properties fo:margin-top="0.05in" fo:margin-bottom="0.05in" loext:contextual-spacing="false" style:page-number="auto"/>
      <style:text-properties fo:color="#ff8000" fo:font-size="13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V-subject" style:family="paragraph" style:parent-style-name="Contents_20_1">
      <style:paragraph-properties fo:margin-top="0in" fo:margin-bottom="0.0402in" loext:contextual-spacing="false" fo:padding="0.0201in" fo:border-left="none" fo:border-right="none" fo:border-top="none" fo:border-bottom="0.79pt solid #999999"/>
      <style:text-properties style:font-name="Liberation Sans1" fo:font-family="'Liberation Sans'" style:font-style-name="Bold" style:font-family-generic="swiss" style:font-pitch="variable" fo:font-size="16pt" fo:font-weight="bold"/>
    </style:style>
    <style:style style:name="CV-text" style:family="paragraph" style:parent-style-name="Contents_20_1">
      <style:paragraph-properties fo:line-height="0.2201in"/>
      <style:text-properties style:font-name="Liberation Sans2" fo:font-family="'Liberation Sans'" style:font-style-name="Regular" style:font-family-generic="swiss" style:font-pitch="variable" fo:font-size="11pt"/>
    </style:style>
    <style:style style:name="CV-text-Bullets2" style:family="paragraph" style:parent-style-name="CV-text" style:list-style-name="List_20_1">
      <style:paragraph-properties fo:margin-left="0.0598in" fo:margin-right="0in" fo:line-height="0.2402in" fo:text-indent="0in" style:auto-text-indent="false"/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div_5f_document_5f_right-box" style:display-name="div_document_right-box" style:family="text" style:parent-style-name="Default_20_Paragraph_20_Font">
      <style:text-properties fo:color="#343434" fo:letter-spacing="0.0028in"/>
    </style:style>
    <style:style style:name="div_5f_document_5f_right-box_5f_datetable_5f_singlecolumn" style:display-name="div_document_right-box_datetable_singlecolumn" style:family="text" style:parent-style-name="Default_20_Paragraph_20_Font"/>
    <style:style style:name="div_5f_document_5f_left-box_5f_div_5f_sectiontitle" style:display-name="div_document_left-box_div_sectiontitle" style:family="text" style:parent-style-name="Default_20_Paragraph_20_Font">
      <style:text-properties fo:background-color="#003d7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048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8:48:09.507988215</meta:creation-date>
    <dc:date>2021-11-18T20:22:44.011124000</dc:date>
    <meta:editing-duration>PT1H34M23S</meta:editing-duration>
    <meta:editing-cycles>22</meta:editing-cycles>
    <meta:generator>LibreOffice/6.4.7.2$Linux_X86_64 LibreOffice_project/40$Build-2</meta:generator>
    <meta:document-statistic meta:table-count="1" meta:image-count="0" meta:object-count="0" meta:page-count="2" meta:paragraph-count="58" meta:word-count="266" meta:character-count="1902" meta:non-whitespace-character-count="1698"/>
  </office:meta>
</office:document-meta>
</file>